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44mm"/>
    </style:style>
    <style:style style:name="co2" style:family="table-column">
      <style:table-column-properties fo:break-before="auto" style:column-width="147.06mm"/>
    </style:style>
    <style:style style:name="co3" style:family="table-column">
      <style:table-column-properties fo:break-before="auto" style:column-width="71.6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 table:number-columns-spanned="3" table:number-rows-spanned="1">
            <text:p>Levantamiento de Requisitos</text:p>
          </table:table-cell>
          <table:covered-table-cell/>
          <table:covered-table-cell table:style-name="Default"/>
        </table:table-row>
        <table:table-row table:style-name="ro1">
          <table:table-cell/>
          <table:table-cell table:style-name="ce2" office:value-type="string" calcext:value-type="string">
            <text:p>Lo que Me Gusta</text:p>
          </table:table-cell>
          <table:table-cell table:style-name="ce2" office:value-type="string" calcext:value-type="string">
            <text:p>Lo que es innecesar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 distribucion de los productos y servicios</text:p>
          </table:table-cell>
          <table:table-cell office:value-type="string" calcext:value-type="string">
            <text:p>no tener menu horizontal em la ho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der selecionar productos sin logiar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ner un carrocel em el inicio de la pagina que no ocupe mas de 1/3 del total de la pagin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a opcion para donación de animales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ner una obcion de repetir pedido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aloracion de los producto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ner una párte com opcione de nombre de animale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na obcion de oferta del di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na obcion de los productos mas vendido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os menus de categoria vertical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bcion de pago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na barra de busqueda em el nav bar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 table:number-rows-repeated="4">
          <table:table-cell table:style-name="Default"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https://www.petlove.com.br/</text:p>
          </table:table-cell>
          <table:table-cell table:style-name="Default"/>
        </table:table-row>
        <table:table-row table:style-name="ro1">
          <table:table-cell table:style-name="Default"/>
          <table:table-cell table:style-name="Default" office:value-type="string" calcext:value-type="string">
            <text:p>https://www.petz.com.br/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8">00/00/0000</text:date>, <text:time style:data-style-name="N2" text:time-value="22:07:32.1396001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7:02:43.950177573</meta:creation-date>
    <dc:date>2019-03-18T22:07:44.162332364</dc:date>
    <meta:editing-duration>PT1H9M17S</meta:editing-duration>
    <meta:editing-cycles>13</meta:editing-cycles>
    <meta:generator>LibreOffice/5.1.6.2$Linux_X86_64 LibreOffice_project/10m0$Build-2</meta:generator>
    <meta:document-statistic meta:table-count="1" meta:cell-count="38" meta:object-count="0"/>
  </office:meta>
</office:document-meta>
</file>